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81mm"/>
    </style:style>
    <style:style style:name="co4" style:family="table-column">
      <style:table-column-properties fo:break-before="auto" style:column-width="33.51mm"/>
    </style:style>
    <style:style style:name="co5" style:family="table-column">
      <style:table-column-properties fo:break-before="auto" style:column-width="23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0"/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able-cell-properties fo:border="none"/>
    </style:style>
    <style:style style:name="ce12" style:family="table-cell" style:parent-style-name="Default" style:data-style-name="N4">
      <style:table-cell-properties fo:border-bottom="0.06pt solid #000000" fo:border-left="none" fo:border-right="none" fo:border-top="none"/>
    </style:style>
  </office:automatic-styles>
  <office:body>
    <office:spreadsheet>
      <table:table table:name="Ark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4" table:number-columns-repeated="3" table:default-cell-style-name="ce10"/>
        <table:table-column table:style-name="co5" table:default-cell-style-name="ce10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Udregnings eksempel</text:p>
          </table:table-cell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Termin</text:p>
          </table:table-cell>
          <table:table-cell table:style-name="ce9" office:value-type="string" calcext:value-type="string">
            <text:p>Ydelse</text:p>
          </table:table-cell>
          <table:table-cell table:style-name="ce9" office:value-type="string" calcext:value-type="string">
            <text:p>Rente per termin</text:p>
          </table:table-cell>
          <table:table-cell table:style-name="ce9" office:value-type="string" calcext:value-type="string">
            <text:p>Afdrag</text:p>
          </table:table-cell>
          <table:table-cell table:style-name="ce9" office:value-type="string" calcext:value-type="string">
            <text:p>Restgæ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navn</text:p>
          </table:table-cell>
          <table:table-cell table:style-name="ce2" office:value-type="string" calcext:value-type="string">
            <text:p>Foo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,00</text:p>
          </table:table-cell>
          <table:table-cell table:formula="of:=[.B9]" office:value-type="float" office:value="1800000" calcext:value-type="float">
            <text:p>1.800.0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ternavn</text:p>
          </table:table-cell>
          <table:table-cell table:style-name="ce2" office:value-type="string" calcext:value-type="string">
            <text:p>Bar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formula="of:=([.H4]*([.B10]/100)/12)/(1-(1+([.B10]/100)/12)^(-[.B11]))" office:value-type="float" office:value="83060.86740753" calcext:value-type="float">
            <text:p>83.060,87</text:p>
          </table:table-cell>
          <table:table-cell table:formula="of:=[.H4]*([.$B$10]/100)/12" office:value-type="float" office:value="15000" calcext:value-type="float">
            <text:p>15.000,00</text:p>
          </table:table-cell>
          <table:table-cell table:formula="of:=[.E5]-[.F5]" office:value-type="float" office:value="68060.8674075299" calcext:value-type="float">
            <text:p>68.060,87</text:p>
          </table:table-cell>
          <table:table-cell table:formula="of:=[.H4]-[.G5]" office:value-type="float" office:value="1731939.13259247" calcext:value-type="float">
            <text:p>1.731.939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ditværdighed</text:p>
          </table:table-cell>
          <table:table-cell table:style-name="ce3" office:value-type="string" calcext:value-type="string">
            <text:p>A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formula="of:=[.E5]" office:value-type="float" office:value="83060.86740753" calcext:value-type="float">
            <text:p>83.060,87</text:p>
          </table:table-cell>
          <table:table-cell table:formula="of:=[.H5]*([.$B$10]/100)/12" office:value-type="float" office:value="14432.8261049373" calcext:value-type="float">
            <text:p>14.432,83</text:p>
          </table:table-cell>
          <table:table-cell table:formula="of:=[.E6]-[.F6]" office:value-type="float" office:value="68628.0413025927" calcext:value-type="float">
            <text:p>68.628,04</text:p>
          </table:table-cell>
          <table:table-cell table:formula="of:=[.H5]-[.G6]" office:value-type="float" office:value="1663311.09128988" calcext:value-type="float">
            <text:p>1.663.311,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pris</text:p>
          </table:table-cell>
          <table:table-cell office:value-type="float" office:value="1900000" calcext:value-type="float">
            <text:p>1900000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formula="of:=[.E6]" office:value-type="float" office:value="83060.86740753" calcext:value-type="float">
            <text:p>83.060,87</text:p>
          </table:table-cell>
          <table:table-cell table:formula="of:=[.H6]*([.$B$10]/100)/12" office:value-type="float" office:value="13860.925760749" calcext:value-type="float">
            <text:p>13.860,93</text:p>
          </table:table-cell>
          <table:table-cell table:formula="of:=[.E7]-[.F7]" office:value-type="float" office:value="69199.941646781" calcext:value-type="float">
            <text:p>69.199,94</text:p>
          </table:table-cell>
          <table:table-cell table:formula="of:=[.H6]-[.G7]" office:value-type="float" office:value="1594111.1496431" calcext:value-type="float">
            <text:p>1.594.111,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payment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formula="of:=[.E7]" office:value-type="float" office:value="83060.86740753" calcext:value-type="float">
            <text:p>83.060,87</text:p>
          </table:table-cell>
          <table:table-cell table:formula="of:=[.H7]*([.$B$10]/100)/12" office:value-type="float" office:value="13284.2595803591" calcext:value-type="float">
            <text:p>13.284,26</text:p>
          </table:table-cell>
          <table:table-cell table:formula="of:=[.E8]-[.F8]" office:value-type="float" office:value="69776.6078271708" calcext:value-type="float">
            <text:p>69.776,61</text:p>
          </table:table-cell>
          <table:table-cell table:formula="of:=[.H7]-[.G8]" office:value-type="float" office:value="1524334.54181593" calcext:value-type="float">
            <text:p>1.524.334,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vedstol(lån)</text:p>
          </table:table-cell>
          <table:table-cell table:formula="of:=[.B7]-[.B8]" office:value-type="float" office:value="1800000" calcext:value-type="float">
            <text:p>1800000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formula="of:=[.E8]" office:value-type="float" office:value="83060.86740753" calcext:value-type="float">
            <text:p>83.060,87</text:p>
          </table:table-cell>
          <table:table-cell table:formula="of:=[.H8]*([.$B$10]/100)/12" office:value-type="float" office:value="12702.787848466" calcext:value-type="float">
            <text:p>12.702,79</text:p>
          </table:table-cell>
          <table:table-cell table:formula="of:=[.E9]-[.F9]" office:value-type="float" office:value="70358.0795590639" calcext:value-type="float">
            <text:p>70.358,08</text:p>
          </table:table-cell>
          <table:table-cell table:formula="of:=[.H8]-[.G9]" office:value-type="float" office:value="1453976.46225686" calcext:value-type="float">
            <text:p>1.453.976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rente i % per år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formula="of:=[.E9]" office:value-type="float" office:value="83060.86740753" calcext:value-type="float">
            <text:p>83.060,87</text:p>
          </table:table-cell>
          <table:table-cell table:formula="of:=[.H9]*([.$B$10]/100)/12" office:value-type="float" office:value="12116.4705188072" calcext:value-type="float">
            <text:p>12.116,47</text:p>
          </table:table-cell>
          <table:table-cell table:formula="of:=[.E10]-[.F10]" office:value-type="float" office:value="70944.3968887228" calcext:value-type="float">
            <text:p>70.944,40</text:p>
          </table:table-cell>
          <table:table-cell table:formula="of:=[.H9]-[.G10]" office:value-type="float" office:value="1383032.06536814" calcext:value-type="float">
            <text:p>1.383.032,0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øbetid i mdr</text:p>
          </table:table-cell>
          <table:table-cell table:style-name="ce1" office:value-type="float" office:value="24" calcext:value-type="float">
            <text:p>24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formula="of:=[.E10]" office:value-type="float" office:value="83060.86740753" calcext:value-type="float">
            <text:p>83.060,87</text:p>
          </table:table-cell>
          <table:table-cell table:formula="of:=[.H10]*([.$B$10]/100)/12" office:value-type="float" office:value="11525.2672114012" calcext:value-type="float">
            <text:p>11.525,27</text:p>
          </table:table-cell>
          <table:table-cell table:formula="of:=[.E11]-[.F11]" office:value-type="float" office:value="71535.6001961288" calcext:value-type="float">
            <text:p>71.535,60</text:p>
          </table:table-cell>
          <table:table-cell table:formula="of:=[.H10]-[.G11]" office:value-type="float" office:value="1311496.46517201" calcext:value-type="float">
            <text:p>1.311.496,4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float" office:value="8" calcext:value-type="float">
            <text:p>8</text:p>
          </table:table-cell>
          <table:table-cell table:formula="of:=[.E11]" office:value-type="float" office:value="83060.86740753" calcext:value-type="float">
            <text:p>83.060,87</text:p>
          </table:table-cell>
          <table:table-cell table:formula="of:=[.H11]*([.$B$10]/100)/12" office:value-type="float" office:value="10929.1372097668" calcext:value-type="float">
            <text:p>10.929,14</text:p>
          </table:table-cell>
          <table:table-cell table:formula="of:=[.E12]-[.F12]" office:value-type="float" office:value="72131.7301977632" calcext:value-type="float">
            <text:p>72.131,73</text:p>
          </table:table-cell>
          <table:table-cell table:formula="of:=[.H11]-[.G12]" office:value-type="float" office:value="1239364.73497425" calcext:value-type="float">
            <text:p>1.239.364,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kostninger i procent</text:p>
          </table:table-cell>
          <table:table-cell table:formula="of:=([.E29]-[.H4])/[.H4]" office:value-type="float" office:value="0.1074782321004" calcext:value-type="float">
            <text:p>0,1074782321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formula="of:=[.E12]" office:value-type="float" office:value="83060.86740753" calcext:value-type="float">
            <text:p>83.060,87</text:p>
          </table:table-cell>
          <table:table-cell table:formula="of:=[.H12]*([.$B$10]/100)/12" office:value-type="float" office:value="10328.0394581187" calcext:value-type="float">
            <text:p>10.328,04</text:p>
          </table:table-cell>
          <table:table-cell table:formula="of:=[.E13]-[.F13]" office:value-type="float" office:value="72732.8279494112" calcext:value-type="float">
            <text:p>72.732,83</text:p>
          </table:table-cell>
          <table:table-cell table:formula="of:=[.H12]-[.G13]" office:value-type="float" office:value="1166631.90702484" calcext:value-type="float">
            <text:p>1.166.631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ÅOP</text:p>
          </table:table-cell>
          <table:table-cell table:formula="of:=[.B13]/[.B11]*12" office:value-type="float" office:value="0.0537391160502" calcext:value-type="float">
            <text:p>0,0537391161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formula="of:=[.E13]" office:value-type="float" office:value="83060.86740753" calcext:value-type="float">
            <text:p>83.060,87</text:p>
          </table:table-cell>
          <table:table-cell table:formula="of:=[.H13]*([.$B$10]/100)/12" office:value-type="float" office:value="9721.9325585403" calcext:value-type="float">
            <text:p>9.721,93</text:p>
          </table:table-cell>
          <table:table-cell table:formula="of:=[.E14]-[.F14]" office:value-type="float" office:value="73338.9348489897" calcext:value-type="float">
            <text:p>73.338,93</text:p>
          </table:table-cell>
          <table:table-cell table:formula="of:=[.H13]-[.G14]" office:value-type="float" office:value="1093292.97217585" calcext:value-type="float">
            <text:p>1.093.292,9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float" office:value="11" calcext:value-type="float">
            <text:p>11</text:p>
          </table:table-cell>
          <table:table-cell table:formula="of:=[.E14]" office:value-type="float" office:value="83060.86740753" calcext:value-type="float">
            <text:p>83.060,87</text:p>
          </table:table-cell>
          <table:table-cell table:formula="of:=[.H14]*([.$B$10]/100)/12" office:value-type="float" office:value="9110.77476813205" calcext:value-type="float">
            <text:p>9.110,77</text:p>
          </table:table-cell>
          <table:table-cell table:formula="of:=[.E15]-[.F15]" office:value-type="float" office:value="73950.0926393979" calcext:value-type="float">
            <text:p>73.950,09</text:p>
          </table:table-cell>
          <table:table-cell table:formula="of:=[.H14]-[.G15]" office:value-type="float" office:value="1019342.87953645" calcext:value-type="float">
            <text:p>1.019.342,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1" table:formula="of:=[.E15]" office:value-type="float" office:value="83060.86740753" calcext:value-type="float">
            <text:p>83.060,87</text:p>
          </table:table-cell>
          <table:table-cell table:style-name="ce11" table:formula="of:=[.H15]*([.$B$10]/100)/12" office:value-type="float" office:value="8494.52399613707" calcext:value-type="float">
            <text:p>8.494,52</text:p>
          </table:table-cell>
          <table:table-cell table:style-name="ce11" table:formula="of:=[.E16]-[.F16]" office:value-type="float" office:value="74566.3434113929" calcext:value-type="float">
            <text:p>74.566,34</text:p>
          </table:table-cell>
          <table:table-cell table:style-name="ce11" table:formula="of:=[.H15]-[.G16]" office:value-type="float" office:value="944776.536125055" calcext:value-type="float">
            <text:p>944.776,54</text:p>
          </table:table-cell>
          <table:table-cell table:style-name="ce10" table:number-columns-repeated="4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1" table:formula="of:=[.E16]" office:value-type="float" office:value="83060.86740753" calcext:value-type="float">
            <text:p>83.060,87</text:p>
          </table:table-cell>
          <table:table-cell table:style-name="ce11" table:formula="of:=[.H16]*([.$B$10]/100)/12" office:value-type="float" office:value="7873.13780104213" calcext:value-type="float">
            <text:p>7.873,14</text:p>
          </table:table-cell>
          <table:table-cell table:style-name="ce11" table:formula="of:=[.E17]-[.F17]" office:value-type="float" office:value="75187.7296064878" calcext:value-type="float">
            <text:p>75.187,73</text:p>
          </table:table-cell>
          <table:table-cell table:style-name="ce11" table:formula="of:=[.H16]-[.G17]" office:value-type="float" office:value="869588.806518568" calcext:value-type="float">
            <text:p>869.588,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1" table:formula="of:=[.E17]" office:value-type="float" office:value="83060.86740753" calcext:value-type="float">
            <text:p>83.060,87</text:p>
          </table:table-cell>
          <table:table-cell table:style-name="ce11" table:formula="of:=[.H17]*([.$B$10]/100)/12" office:value-type="float" office:value="7246.57338765473" calcext:value-type="float">
            <text:p>7.246,57</text:p>
          </table:table-cell>
          <table:table-cell table:style-name="ce11" table:formula="of:=[.E18]-[.F18]" office:value-type="float" office:value="75814.2940198752" calcext:value-type="float">
            <text:p>75.814,29</text:p>
          </table:table-cell>
          <table:table-cell table:style-name="ce11" table:formula="of:=[.H17]-[.G18]" office:value-type="float" office:value="793774.512498692" calcext:value-type="float">
            <text:p>793.774,5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1" table:formula="of:=[.E18]" office:value-type="float" office:value="83060.86740753" calcext:value-type="float">
            <text:p>83.060,87</text:p>
          </table:table-cell>
          <table:table-cell table:style-name="ce11" table:formula="of:=[.H18]*([.$B$10]/100)/12" office:value-type="float" office:value="6614.78760415577" calcext:value-type="float">
            <text:p>6.614,79</text:p>
          </table:table-cell>
          <table:table-cell table:style-name="ce11" table:formula="of:=[.E19]-[.F19]" office:value-type="float" office:value="76446.0798033742" calcext:value-type="float">
            <text:p>76.446,08</text:p>
          </table:table-cell>
          <table:table-cell table:style-name="ce11" table:formula="of:=[.H18]-[.G19]" office:value-type="float" office:value="717328.432695318" calcext:value-type="float">
            <text:p>717.328,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1" table:formula="of:=[.E19]" office:value-type="float" office:value="83060.86740753" calcext:value-type="float">
            <text:p>83.060,87</text:p>
          </table:table-cell>
          <table:table-cell table:style-name="ce11" table:formula="of:=[.H19]*([.$B$10]/100)/12" office:value-type="float" office:value="5977.73693912765" calcext:value-type="float">
            <text:p>5.977,74</text:p>
          </table:table-cell>
          <table:table-cell table:style-name="ce11" table:formula="of:=[.E20]-[.F20]" office:value-type="float" office:value="77083.1304684023" calcext:value-type="float">
            <text:p>77.083,13</text:p>
          </table:table-cell>
          <table:table-cell table:style-name="ce11" table:formula="of:=[.H19]-[.G20]" office:value-type="float" office:value="640245.302226916" calcext:value-type="float">
            <text:p>640.245,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1" table:formula="of:=[.E20]" office:value-type="float" office:value="83060.86740753" calcext:value-type="float">
            <text:p>83.060,87</text:p>
          </table:table-cell>
          <table:table-cell table:style-name="ce11" table:formula="of:=[.H20]*([.$B$10]/100)/12" office:value-type="float" office:value="5335.37751855763" calcext:value-type="float">
            <text:p>5.335,38</text:p>
          </table:table-cell>
          <table:table-cell table:style-name="ce11" table:formula="of:=[.E21]-[.F21]" office:value-type="float" office:value="77725.4898889723" calcext:value-type="float">
            <text:p>77.725,49</text:p>
          </table:table-cell>
          <table:table-cell table:style-name="ce11" table:formula="of:=[.H20]-[.G21]" office:value-type="float" office:value="562519.812337944" calcext:value-type="float">
            <text:p>562.519,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1" table:formula="of:=[.E21]" office:value-type="float" office:value="83060.86740753" calcext:value-type="float">
            <text:p>83.060,87</text:p>
          </table:table-cell>
          <table:table-cell table:style-name="ce11" table:formula="of:=[.H21]*([.$B$10]/100)/12" office:value-type="float" office:value="4687.6651028162" calcext:value-type="float">
            <text:p>4.687,67</text:p>
          </table:table-cell>
          <table:table-cell table:style-name="ce11" table:formula="of:=[.E22]-[.F22]" office:value-type="float" office:value="78373.2023047137" calcext:value-type="float">
            <text:p>78.373,20</text:p>
          </table:table-cell>
          <table:table-cell table:style-name="ce11" table:formula="of:=[.H21]-[.G22]" office:value-type="float" office:value="484146.61003323" calcext:value-type="float">
            <text:p>484.146,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1" table:formula="of:=[.E22]" office:value-type="float" office:value="83060.86740753" calcext:value-type="float">
            <text:p>83.060,87</text:p>
          </table:table-cell>
          <table:table-cell table:style-name="ce11" table:formula="of:=[.H22]*([.$B$10]/100)/12" office:value-type="float" office:value="4034.55508361025" calcext:value-type="float">
            <text:p>4.034,56</text:p>
          </table:table-cell>
          <table:table-cell table:style-name="ce11" table:formula="of:=[.E23]-[.F23]" office:value-type="float" office:value="79026.3123239197" calcext:value-type="float">
            <text:p>79.026,31</text:p>
          </table:table-cell>
          <table:table-cell table:style-name="ce11" table:formula="of:=[.H22]-[.G23]" office:value-type="float" office:value="405120.29770931" calcext:value-type="float">
            <text:p>405.120,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1" table:formula="of:=[.E23]" office:value-type="float" office:value="83060.86740753" calcext:value-type="float">
            <text:p>83.060,87</text:p>
          </table:table-cell>
          <table:table-cell table:style-name="ce11" table:formula="of:=[.H23]*([.$B$10]/100)/12" office:value-type="float" office:value="3376.00248091092" calcext:value-type="float">
            <text:p>3.376,00</text:p>
          </table:table-cell>
          <table:table-cell table:style-name="ce11" table:formula="of:=[.E24]-[.F24]" office:value-type="float" office:value="79684.864926619" calcext:value-type="float">
            <text:p>79.684,86</text:p>
          </table:table-cell>
          <table:table-cell table:style-name="ce11" table:formula="of:=[.H23]-[.G24]" office:value-type="float" office:value="325435.432782691" calcext:value-type="float">
            <text:p>325.435,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11" table:formula="of:=[.E24]" office:value-type="float" office:value="83060.86740753" calcext:value-type="float">
            <text:p>83.060,87</text:p>
          </table:table-cell>
          <table:table-cell table:style-name="ce11" table:formula="of:=[.H24]*([.$B$10]/100)/12" office:value-type="float" office:value="2711.96193985576" calcext:value-type="float">
            <text:p>2.711,96</text:p>
          </table:table-cell>
          <table:table-cell table:style-name="ce11" table:formula="of:=[.E25]-[.F25]" office:value-type="float" office:value="80348.9054676742" calcext:value-type="float">
            <text:p>80.348,91</text:p>
          </table:table-cell>
          <table:table-cell table:style-name="ce11" table:formula="of:=[.H24]-[.G25]" office:value-type="float" office:value="245086.527315017" calcext:value-type="float">
            <text:p>245.086,5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style-name="ce11" table:formula="of:=[.E25]" office:value-type="float" office:value="83060.86740753" calcext:value-type="float">
            <text:p>83.060,87</text:p>
          </table:table-cell>
          <table:table-cell table:style-name="ce11" table:formula="of:=[.H25]*([.$B$10]/100)/12" office:value-type="float" office:value="2042.38772762514" calcext:value-type="float">
            <text:p>2.042,39</text:p>
          </table:table-cell>
          <table:table-cell table:style-name="ce11" table:formula="of:=[.E26]-[.F26]" office:value-type="float" office:value="81018.4796799048" calcext:value-type="float">
            <text:p>81.018,48</text:p>
          </table:table-cell>
          <table:table-cell table:style-name="ce11" table:formula="of:=[.H25]-[.G26]" office:value-type="float" office:value="164068.047635112" calcext:value-type="float">
            <text:p>164.068,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style-name="ce11" table:formula="of:=[.E26]" office:value-type="float" office:value="83060.86740753" calcext:value-type="float">
            <text:p>83.060,87</text:p>
          </table:table-cell>
          <table:table-cell table:style-name="ce11" table:formula="of:=[.H26]*([.$B$10]/100)/12" office:value-type="float" office:value="1367.2337302926" calcext:value-type="float">
            <text:p>1.367,23</text:p>
          </table:table-cell>
          <table:table-cell table:style-name="ce11" table:formula="of:=[.E27]-[.F27]" office:value-type="float" office:value="81693.6336772374" calcext:value-type="float">
            <text:p>81.693,63</text:p>
          </table:table-cell>
          <table:table-cell table:style-name="ce11" table:formula="of:=[.H26]-[.G27]" office:value-type="float" office:value="82374.4139578747" calcext:value-type="float">
            <text:p>82.374,4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office:value-type="float" office:value="24" calcext:value-type="float">
            <text:p>24</text:p>
          </table:table-cell>
          <table:table-cell table:style-name="ce12" table:formula="of:=[.E27]" office:value-type="float" office:value="83060.86740753" calcext:value-type="float">
            <text:p>83.060,87</text:p>
          </table:table-cell>
          <table:table-cell table:style-name="ce12" table:formula="of:=[.H27]*([.$B$10]/100)/12" office:value-type="float" office:value="686.453449648956" calcext:value-type="float">
            <text:p>686,45</text:p>
          </table:table-cell>
          <table:table-cell table:style-name="ce12" table:formula="of:=[.E28]-[.F28]" office:value-type="float" office:value="82374.413957881" calcext:value-type="float">
            <text:p>82.374,41</text:p>
          </table:table-cell>
          <table:table-cell table:style-name="ce12" table:formula="of:=[.H27]-[.G28]" office:value-type="float" office:value="-0.00000000633008312433958" calcext:value-type="float">
            <text:p>0,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Default" table:formula="of:=SUM([.E5:.E28])" office:value-type="float" office:value="1993460.81778072" calcext:value-type="float">
            <text:p>1993460,81778072</text:p>
          </table:table-cell>
          <table:table-cell table:style-name="Default" table:formula="of:=SUM([.F5:.F28])" office:value-type="float" office:value="193460.817780712" calcext:value-type="float">
            <text:p>193460,817780712</text:p>
          </table:table-cell>
          <table:table-cell table:style-name="Default" table:formula="of:=SUM([.G5:.G28])" office:value-type="float" office:value="1800000.00000001" calcext:value-type="float">
            <text:p>1800000,00000001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-00-0000</text:date>, <text:time style:data-style-name="N2" text:time-value="11:57:42.506000000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1:03:10.137000000</meta:creation-date>
    <dc:date>2015-05-21T11:59:00.824000000</dc:date>
    <meta:editing-duration>PT1H6M16S</meta:editing-duration>
    <meta:editing-cycles>13</meta:editing-cycles>
    <meta:generator>LibreOffice/4.4.2.2$Windows_x86 LibreOffice_project/c4c7d32d0d49397cad38d62472b0bc8acff48dd6</meta:generator>
    <meta:document-statistic meta:table-count="1" meta:cell-count="155" meta:object-count="0"/>
  </office:meta>
</office:document-meta>
</file>